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6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6" office:value-type="string" calcext:value-type="string">
            <text:p>9-3</text:p>
          </table:table-cell>
          <table:table-cell table:style-name="ce6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0-09T09:01:44.428849471</dc:date>
    <meta:editing-duration>P1DT14H36M30S</meta:editing-duration>
    <meta:editing-cycles>242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